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Heading_20_1" style:list-style-name="WWNum1"/>
    <style:style style:name="P13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color="#000080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_aczyuw2yex2w"/><text:span text:style-name="T1">Sistemas Informáticos (Computer Systems)</text:span><text:span text:style-name="T2"><text:line-break/></text:span><text:span text:style-name="T3">Unit 10. Activities 01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March 2024</text:span></text:p>
      <text:p text:style-name="P5"/>
      <text:p text:style-name="P4"><text:span text:style-name="T6">Unit 10. Activities 01</text:span></text:p>
      <text:list xml:id="list3839311364" text:style-name="WWNum1">
        <text:list-item>
          <text:p text:style-name="P12"><text:bookmark text:name="_hnqspirfq5lr"/>Exercise 01</text:p>
        </text:list-item>
      </text:list>
      <text:p text:style-name="Standard">Using DRBL (or CloneZilla) create an image of the main partition of your hard disk. Save it in an external hard disk. </text:p>
      <text:p text:style-name="Standard">Share in our forum your problems or if you have success without any problem :)</text:p>
      <text:list xml:id="list11233746708891" text:continue-numbering="true" text:style-name="WWNum1">
        <text:list-item>
          <text:p text:style-name="P12"><text:bookmark text:name="_l9jpewy3593f"/>Exercise 02</text:p>
        </text:list-item>
      </text:list>
      <text:p text:style-name="P6">Using DRBL (or CloneZilla) restore your image in a Virtual Machine. Note that you will need a virtual disk of at least the size of your partition. You can follow this video as a reference</text:p>
      <text:p text:style-name="P6"><text:a xlink:type="simple" xlink:href="https://www.youtube.com/watch?v=ainjV3X6wqQ" text:style-name="ListLabel_20_1" text:visited-style-name="ListLabel_20_1"><text:span text:style-name="T9">https://www.youtube.com/watch?v=ainjV3X6wqQ</text:span></text:a></text:p>
      <text:p text:style-name="P6">Share in our forum your problems or if you have success without any problem :)</text:p>
      <text:p text:style-name="Standard"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000080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10. Disk images</text:span></text:p>
      </style:header>
      <style:footer>
        <text:p text:style-name="MP4"><text:span text:style-name="MT1">CFGS DAM/DAW<text:tab/><text:tab/>Unit 10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5" meta:word-count="130" meta:character-count="763" meta:non-whitespace-character-count="646"/>
    <meta:generator>LibreOfficeDev/6.0.5.2$Linux_X86_64 LibreOffice_project/</meta:generator>
  </office:meta>
</office:document-meta>
</file>